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 style:list-style-name="L1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TakaoPGothic"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encontrados</text:p>
      <text:p text:style-name="P2"><text:span text:style-name="T3"/></text:p>
      <text:list xml:id="list193112273" text:style-name="L1">
        <text:list-item>
          <text:p text:style-name="P3">Login: <text:span text:style-name="T1">El usuario debe permanecer logueado para realizar cualquier tipo de accion.</text:span></text:p>
        </text:list-item>
        <text:list-item>
          <text:p text:style-name="P3">Chequear permisos: <text:span text:style-name="T1">El usuario tiene determinados permisos , para eso el sistema realiza una verificacion de que tipo de privilegios posee.</text:span></text:p>
        </text:list-item>
        <text:list-item>
          <text:p text:style-name="P3">Chequeo de rol: <text:span text:style-name="T1">El sistema manejara distintos roles , por los cuales cada rol posee distintos privilegios y acciones , el sistema debe gestionar los distintos tipos de roles.</text:span></text:p>
        </text:list-item>
        <text:list-item>
          <text:p text:style-name="P3">Eliminar Comentarios: <text:span text:style-name="T1">Cada usuario debe poder eliminar comentarios , siempre y cuando sean de su autoria o esten en su muro , o dentro de sus permisos.</text:span></text:p>
        </text:list-item>
        <text:list-item>
          <text:p text:style-name="P3">Solicitud de amistad: <text:span text:style-name="T1">Los usuarios se envian invitaciones para poder ser amigos a travez de estas , el sistema debera manejar estas solicitudes mediantes notificaciones.</text:span></text:p>
        </text:list-item>
        <text:list-item>
          <text:p text:style-name="P3">Enviar notificación: <text:span text:style-name="T1">Se envian las notificaciones a los usuarios pertinentes.</text:span></text:p>
        </text:list-item>
        <text:list-item>
          <text:p text:style-name="P3">Recibir notificación: <text:span text:style-name="T1">El usuario reconoce el recibimiento de una notificación y accede a su contenido.</text:span></text:p>
        </text:list-item>
        <text:list-item>
          <text:p text:style-name="P3">Enviar email: <text:span text:style-name="T1">Se le envia un correo electronico al usuario informandole de su notificación nuev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4-17T19:04:15</meta:creation-date>
    <dc:date>2011-04-23T14:34:21</dc:date>
    <dc:creator>antolini </dc:creator>
    <meta:editing-duration>PT00H12M35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66" meta:character-count="1022"/>
  </office:meta>
</office:document-meta>
</file>